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17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1.0665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42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ntidade">
      <style:table-properties table:display="true" style:writing-mode="lr-tb"/>
    </style:style>
    <style:style style:name="ce4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0.74pt solid #212121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solid #212121" fo:padding="0.028in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padding="0.028in"/>
    </style:style>
    <style:style style:name="ce68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6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7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ST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ARTISTA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ARTISTA</text:p>
          </table:table-cell>
          <table:covered-table-cell table:number-columns-repeated="6" table:style-name="ce63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RTSTA</text:p>
          </table:table-cell>
          <table:covered-table-cell table:number-columns-repeated="6" table:style-name="ce19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ersona o grupo que interpreta o compone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artista será generado automaticamente por el sistema y será inmutable.</text:p>
            <text:p>No podrá eliminarse en el caso de existir alguna versión, canción o album asociado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ARTSTA-INTRPRTA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RTSTA-INTRPRTA-ALBUM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NCN FOR ARTSTA-CMPNE-CNC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HSTRCO-NMBRE-ARTSTCO FOR ARTSTA-TIENE-HSTRCO-NMBRE-ARSTC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TIPO-ARTSTA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DATO-NMBRE-REAL-ARTSTA</text:p>
          </table:table-cell>
          <table:covered-table-cell table:number-columns-repeated="3" table:style-name="ce15"/>
          <table:table-cell table:style-name="ce66"/>
          <table:table-cell table:style-name="ce66" office:value-type="string" calcext:value-type="string">
            <text:p>*</text:p>
          </table:table-cell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PILA-ARTSTA</text:p>
          </table:table-cell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PRMR-APLLDO-ARTSTA</text:p>
          </table:table-cell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SGNDO-APLLDO-ARTSTA</text:p>
          </table:table-cell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IDNTFCDR-ARTST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HSTRCO-NMBRE-ARTSTC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HISTÓRICO DE NOMBRES ARTÍSTICOS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HISTORICO-NOMBRE-ARTISTIC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17" office:value-type="string" calcext:value-type="string" table:number-columns-spanned="7" table:number-rows-spanned="1">
            <text:p>HSTRCO-NMBRE-ARTSTC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Registro de los nombres artísticos que toman diferentes artistas a lo largo del tiemp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se podrá eliminar si aún existe el artista asociado.</text:p>
            <text:p>Se eliminará automaticamente cuando el artista al que está asignado sea eliminado.</text:p>
            <text:p>No podrán existir dos entradas de un mismo artista con su fecha de validez final nula.</text:p>
            <text:p>Para cada artista siempre debe haber una única entrada con su fecha de validez final con varlo nulo, este será el nombre actual del artist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TIENE-HSTRCO-NMBRE-ARSTC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Default"/>
          <table:table-cell table:style-name="ce9" table:number-columns-repeated="8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TVI-HSTRCO-NMBRE-ARTSTC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 office:value-type="string" calcext:value-type="string">
            <text:p><text:s/>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TVF-HSTRCO-NMBRE-ARTSTC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<text:s/>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MBRE-HSTRCO-NMBRE-ARTSTCO</text:p>
          </table:table-cell>
          <table:covered-table-cell table:number-columns-repeated="3" table:style-name="ce15"/>
          <table:table-cell table:style-name="ce66"/>
          <table:table-cell table:style-name="ce66" office:value-type="string" calcext:value-type="string">
            <text:p><text:s/></text:p>
          </table:table-cell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, FEC-TVI-HSTRCO-NMBRE-ARTSTC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NCN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CANCIÓN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CANCIÓN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CNCN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ieza musical original y compuestas por un artista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 asociada a esta canción.</text:p>
            <text:p>El número identificador de canción se generará automaticamente por el sistema y será inmutable. 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CNCN-TIEN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CMPNE-CNC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NCN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DRCN-CNCN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TTLO-CNCN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GENERO-CNCN</text:p>
          </table:table-cell>
          <table:covered-table-cell table:number-columns-repeated="3" table:style-name="ce15"/>
          <table:table-cell table:style-name="ce66" office:value-type="string" calcext:value-type="string">
            <text:p>*</text:p>
          </table:table-cell>
          <table:table-cell table:style-name="ce66"/>
          <table:table-cell table:style-name="ce68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NCN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LBUM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ALBUM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ALBUM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LBUM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onjunto ordenado de múltiples versiones de una o varias cancione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de indentificador de album será generado automaticamente por el sistema y será inmutable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INTRPRTA-ALBUM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ALBUM-INCLY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table:number-columns-spanned="4" table:number-rows-spanned="1"/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LBUM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TTLO-ALBUM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ANO-EDCN-ALBUM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LBUM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VRSN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VERSIÓN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VERSIÓN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VRSN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a de las interpretaciones individuales de una canción por un artista concret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versión será asignado automaticamente por el sistema y será inmutable.</text:p>
            <text:p>No ser podrá eliminar si existen albunes o compras asociada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NCN FOR CNCN-TIEN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LBUM-INCLY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VRSN-TIENE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PRECIO-VRSN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MPR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COMPRA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COMPR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CMPR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Transacción o adquisición de una versión por parte de un usuario a cambio de un preci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a y todos sus atributos serán inmutables.</text:p>
            <text:p>El número identificador de compra lo creará automaticamente el sistem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VRSN-TIENE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USRO FOR USRO-EFCTA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CRGA FOR CMPRA-ATRZ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MPR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STNTE-CMPRA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PRECIO-CMPRA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MPR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CRG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DESCARGA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DESCARG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DSCRG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Transferencia del archivo de una versión desde nuestros servidores a un dispositivo particular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a y todos sus atributos serán inmutables</text:p>
            <text:p>En número identificador de descarga será asignado por el sistema de manera automática.</text:p>
            <text:p/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CMPRA-ATRZ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PSTVO FOR DSPSTVO-EFCT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Default"/>
          <table:table-cell table:style-name="ce9" table:number-columns-repeated="8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CRG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STNTE-DSCRGA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<text:s/>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CRG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PSTV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DISPOSITIVO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DISPOSITIV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DSPSITV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Aparato o aplicativo eléctrónico a nombre de un usuario y capaz de realizar un descarg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Para cada uno de los dispositivos de un usuario se asignará un número identificatorio secuencial, empezando por 1 y único para ese usuario.</text:p>
            <text:p>No se podrá eliminar si tiene alguna descarga asociada.</text:p>
            <text:p>Será eliminado si se elimina el usuario con el que está enlazad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CRGA FOR DSPSTVO-EFCT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USRO FOR USRO-POSEE-DSPSTV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PSTV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MODELO-DSPSTV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TIPO-DSPSTVO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 ( de USRO ), NUM-DSPSTV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USUARIO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USUARI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USR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o de los individuos que interactuan con nuestra aplicación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o si tienen compras o dispositivos con descargas asociados.</text:p>
            <text:p>En número identificador de usuario será asignado por el sistema de manera automática y será inmutable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PSTVO FOR USRO-POSEE-DSPSTV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USRO-EFCTA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CNTRSNHA-USR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EMAIL-USRO</text:p>
          </table:table-cell>
          <table:covered-table-cell table:number-columns-repeated="3" table:style-name="ce15"/>
          <table:table-cell table:style-name="ce66" table:number-columns-repeated="2"/>
          <table:table-cell table:style-name="ce69" office:value-type="string" calcext:value-type="string">
            <text:p>*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USRO</text:p>
          </table:table-cell>
          <table:covered-table-cell table:number-columns-repeated="3" table:style-name="ce15"/>
          <table:table-cell table:style-name="ce66" table:number-columns-repeated="2"/>
          <table:table-cell table:style-name="ce70" office:value-type="string" calcext:value-type="string">
            <text:p>*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EMAIL-USR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USRO</text:p>
          </table:table-cell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3937in" fo:margin-right="0.3937in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1">00/00/0000</text:date>, <text:time style:data-style-name="N2" text:time-value="18:38:59.974084494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Entidade" style:display-name="PageStyle_Entida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3-11T18:40:43.233595417</dc:date>
    <meta:print-date>2016-01-28T16:40:00</meta:print-date>
    <meta:editing-cycles>115</meta:editing-cycles>
    <meta:editing-duration>PT3H59M30S</meta:editing-duration>
    <meta:generator>LibreOffice/6.4.7.2$Linux_X86_64 LibreOffice_project/40$Build-2</meta:generator>
    <meta:document-statistic meta:table-count="9" meta:cell-count="290" meta:object-count="0"/>
  </office:meta>
</office:document-meta>
</file>